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6.5104in" fo:margin-left="0.1083in" fo:margin-right="0.0736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4694in" style:rel-column-width="24860*"/>
    </style:style>
    <style:style style:name="Table5.B" style:family="table-column">
      <style:table-column-properties style:column-width="4.041in" style:rel-column-width="40675*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8542in" style:rel-column-width="8571*"/>
    </style:style>
    <style:style style:name="Table1.D" style:family="table-column">
      <style:table-column-properties style:column-width="2.1139in" style:rel-column-width="21208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3" style:family="table">
      <style:table-properties style:width="6.5in" fo:margin-left="0.1188in" fo:margin-right="0.0736in" table:align="margins"/>
    </style:style>
    <style:style style:name="Table3.A" style:family="table-column">
      <style:table-column-properties style:column-width="1.9271in" style:rel-column-width="19428*"/>
    </style:style>
    <style:style style:name="Table3.B" style:family="table-column">
      <style:table-column-properties style:column-width="2.5632in" style:rel-column-width="25844*"/>
    </style:style>
    <style:style style:name="Table3.C" style:family="table-column">
      <style:table-column-properties style:column-width="1.0833in" style:rel-column-width="10926*"/>
    </style:style>
    <style:style style:name="Table3.D" style:family="table-column">
      <style:table-column-properties style:column-width="0.9264in" style:rel-column-width="933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3.9896in" fo:margin-left="0.1083in" fo:margin-right="2.594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896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5" style:family="table-row">
      <style:table-row-properties style:min-row-height="0.3319in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fo:color="#ff0000"/>
    </style:style>
    <style:style style:name="P3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4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5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bold" style:font-weight-asian="bold" style:font-weight-complex="bold"/>
    </style:style>
    <style:style style:name="P6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normal" style:font-weight-asian="normal" style:font-weight-complex="normal"/>
    </style:style>
    <style:style style:name="P7" style:family="paragraph" style:parent-style-name="Table_20_Contents">
      <style:paragraph-properties fo:margin-top="0in" fo:margin-bottom="0.0835in" fo:text-align="center" style:justify-single-word="false" text:number-lines="false" text:line-number="0"/>
      <style:text-properties style:font-name="CourierNewPSMT" fo:font-size="10pt" style:font-name-asian="CourierNewPSMT" style:font-size-asian="10pt" style:font-name-complex="CourierNewPSMT" style:font-size-complex="10pt"/>
    </style:style>
    <style:style style:name="P8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9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0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1" style:family="paragraph" style:parent-style-name="Text_20_body">
      <style:paragraph-properties fo:margin-top="0.1665in" fo:margin-bottom="0.0835in"/>
    </style:style>
    <style:style style:name="P12" style:family="paragraph" style:parent-style-name="Text_20_body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3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4" style:family="paragraph" style:parent-style-name="Text_20_body_20_indent_20_2">
      <style:text-properties style:use-window-font-color="true"/>
    </style:style>
    <style:style style:name="P15" style:family="paragraph" style:parent-style-name="Text_20_body_20_indent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2pt" style:font-name-asian="Verdana" style:font-size-asian="12pt" style:language-asian="zh" style:country-asian="TW" style:font-name-complex="Verdana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20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T1" style:family="text">
      <style:text-properties fo:language="en" fo:country="none" style:language-asian="zh" style:country-asian="TW"/>
    </style:style>
    <style:style style:name="T2" style:family="text">
      <style:text-properties fo:font-size="12pt" fo:language="en" fo:country="none" style:font-size-asian="12pt"/>
    </style:style>
    <style:style style:name="T3" style:family="text">
      <style:text-properties style:language-asian="zh" style:country-asian="TW"/>
    </style:style>
    <style:style style:name="T4" style:family="text">
      <style:text-properties style:font-name="Times New Roman" fo:font-size="12pt" style:font-name-asian="Verdana" style:font-size-asian="12pt" style:language-asian="zh" style:country-asian="TW" style:font-name-complex="Verdana" style:font-size-complex="12pt"/>
    </style:style>
    <style:style style:name="T5" style:family="text">
      <style:text-properties fo:font-weight="bold" style:language-asian="zh" style:country-asian="TW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Toolbarbutton</text:h>
      <text:p text:style-name="Text_20_body_20_indent_20_2"><text:span text:style-name="T1">The behave of </text:span><text:span text:style-name="Source_20_Text"><text:span text:style-name="T1">Toolbarbutton</text:span></text:span><text:span text:style-name="T1"> is similar to the </text:span><text:span text:style-name="Source_20_Text"><text:span text:style-name="T1">button </text:span></text:span><text:span text:style-name="T1">except the appearance is different. The </text:span><text:span text:style-name="Source_20_Text"><text:span text:style-name="T1">button </text:span></text:span><text:span text:style-name="T1">component uses HTML BUTTON tag, while </text:span><text:span text:style-name="Source_20_Text"><text:span text:style-name="T1">thetoolbarbutton </text:span></text:span><text:span text:style-name="T1">component uses HTML A tag.</text:span></text:p>
      <text:p text:style-name="Text_20_body_20_indent_20_2"><text:span text:style-name="T1">A </text:span><text:span text:style-name="Source_20_Text"><text:span text:style-name="T1">toolbarbutton </text:span></text:span><text:span text:style-name="T1">could be placed outside a </text:span><text:span text:style-name="Source_20_Text"><text:span text:style-name="T1">toolbar, </text:span></text:span><text:span text:style-name="T1">However </text:span><text:span text:style-name="Source_20_Text"><text:span text:style-name="T1">toolbarbutton</text:span></text:span><text:span text:style-name="T1">s change their appearance if they are placed inside a </text:span><text:span text:style-name="Source_20_Text"><text:span text:style-name="T1">toolbar. </text:span></text:span></text:p>
      <text:p text:style-name="Text_20_body_20_indent_20_2"><text:span text:style-name="Source_20_Text">Toolbarbutton</text:span> supports <text:span text:style-name="Source_20_Text">getHref()</text:span>. If <text:span text:style-name="Source_20_Text">getHref()</text:span> <text:s/>is not null, the <text:span text:style-name="Source_20_Text">onClick</text:span> handler is ignored and this element is degenerated to HTML's A tag.</text:p>
      <text:p text:style-name="Text_20_body_20_indent_20_2"><text:span text:style-name="T1">See also : </text:span><text:a xlink:type="simple" xlink:href="../Button.xml"><text:span text:style-name="Source_20_Text"><text:span text:style-name="T1">org.zkoss.zul.Button</text:span></text:span></text:a><text:span text:style-name="T1">, </text:span><text:a xlink:type="simple" xlink:href="../Toolbar.xml"><text:span text:style-name="Source_20_Text"><text:span text:style-name="T1">org.zkoss.zul.Toolbar</text:span></text:span></text:a></text:p>
      <text:p text:style-name="P15"><draw:frame draw:style-name="fr1" draw:name="graphics1" text:anchor-type="paragraph" svg:width="3.198in" svg:height="1.0417in" draw:z-index="0"><draw:image xlink:href="../images/toolbarbutton.png" xlink:type="simple" xlink:show="embed" xlink:actuate="onLoad"/></draw:frame></text:p>
      <text:p text:style-name="Code_20_Indent_20_2">&lt;window title="toolbar demo" border="normal" width="300px"&gt;</text:p>
      <text:p text:style-name="Code_20_Indent_20_2"><text:tab/>&lt;caption&gt;</text:p>
      <text:p text:style-name="Code_20_Indent_20_2"><text:tab/><text:tab/>&lt;toolbarbutton label="button3" image="/img/folder.gif"/&gt;&lt;space/&gt;</text:p>
      <text:p text:style-name="Code_20_Indent_20_2"><text:tab/><text:tab/>&lt;toolbarbutton label="button4" image="/img/folder.gif" dir="reverse" /&gt;</text:p>
      <text:p text:style-name="Code_20_Indent_20_2"><text:tab/>&lt;/caption&gt;</text:p>
      <text:p text:style-name="Code_20_Indent_20_2"><text:tab/>&lt;toolbar&gt;</text:p>
      <text:p text:style-name="Code_20_Indent_20_2"><text:tab/><text:tab/>&lt;toolbarbutton label="button1" image="/img/folder.gif" /&gt;&lt;space/&gt;</text:p>
      <text:p text:style-name="Code_20_Indent_20_2"><text:tab/><text:tab/>&lt;toolbarbutton label="button2" image="/img/folder.gif" /&gt;</text:p>
      <text:p text:style-name="Code_20_Indent_20_2"><text:tab/>&lt;/toolbar&gt;</text:p>
      <text:p text:style-name="Code_20_Indent_20_2"><text:tab/>&lt;hbox&gt;</text:p>
      <text:p text:style-name="Code_20_Indent_20_2"><text:tab/>&lt;toolbarbutton label="button5" image="/img/folder.gif" orient="vertical"/&gt;&lt;space/&gt;</text:p>
      <text:p text:style-name="Code_20_Indent_20_2"><text:tab/>&lt;toolbarbutton label="button6" image="/img/folder.gif" orient="vertical" dir="reverse"/&gt;</text:p>
      <text:p text:style-name="Code_20_Indent_20_2"><text:tab/>&lt;/hbox&gt;</text:p>
      <text:p text:style-name="Code_20_Indent_20_2">&lt;/window&gt;</text:p>
      <text:h text:style-name="P9" text:outline-level="4">Class Name</text:h>
      <text:p text:style-name="P20"><text:span text:style-name="Source_20_Text"><text:span text:style-name="T2">org.zkoss.zul.Toolbarbutton</text:span></text:span></text:p>
      <text:h text:style-name="P10" text:outline-level="4">Supported Child Components</text:h>
      <text:p text:style-name="P14">*NONE </text:p>
      <text:h text:style-name="P10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">Event Name</text:p>
            </table:table-cell>
            <table:table-cell table:style-name="Table5.B1" office:value-type="string">
              <text:p text:style-name="P1">Event Type</text:p>
            </table:table-cell>
          </table:table-row>
        </table:table-header-rows>
        <table:table-row>
          <table:table-cell table:style-name="Table5.A2" office:value-type="string">
            <text:p text:style-name="P4"><text:span text:style-name="Source_20_Text">onClick</text:span></text:p>
          </table:table-cell>
          <table:table-cell table:style-name="Table5.B2" office:value-type="string">
            <text:p text:style-name="P3"><text:a xlink:type="simple" xlink:href="../MouseEvent.xml"><text:span text:style-name="Source_20_Text">org.zkoss.zk.ui.event.MouseEvent</text:span></text:a></text:p>
            <text:p text:style-name="P5">Description: </text:p>
            <text:p text:style-name="P6">Denotes user has clicked the component.</text:p>
          </table:table-cell>
        </table:table-row>
        <table:table-row>
          <table:table-cell table:style-name="Table5.A2" office:value-type="string">
            <text:p text:style-name="P7">onRightClick</text:p>
          </table:table-cell>
          <table:table-cell table:style-name="Table5.B2" office:value-type="string">
            <text:p text:style-name="P3"><text:a xlink:type="simple" xlink:href="../MouseEvent.xml"><text:span text:style-name="Source_20_Text">org.zkoss.zk.ui.event.MouseEvent</text:span></text:a></text:p>
            <text:p text:style-name="P5">Description: </text:p>
            <text:p text:style-name="P6">Denotes user has right-clicked the component.</text:p>
          </table:table-cell>
        </table:table-row>
      </table:table>
      <text:h text:style-name="P10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Property</text:p>
            </table:table-cell>
            <table:table-cell table:style-name="Table1.A1" office:value-type="string">
              <text:p text:style-name="P1">Description</text:p>
            </table:table-cell>
            <table:table-cell table:style-name="Table1.A1" office:value-type="string">
              <text:p text:style-name="P1">Data Type</text:p>
            </table:table-cell>
            <table:table-cell table:style-name="Table1.D1" office:value-type="string">
              <text:p text:style-name="P2">Default Value</text:p>
            </table:table-cell>
          </table:table-row>
        </table:table-header-rows>
        <table:table-row>
          <table:table-cell table:style-name="Table1.A2" office:value-type="string">
            <text:p text:style-name="P16"><text:span text:style-name="Source_20_Text">dir</text:span></text:p>
          </table:table-cell>
          <table:table-cell table:style-name="Table1.A2" office:value-type="string">
            <text:p text:style-name="P19">Sets the direction of image, if normal then text first, otherwise image first.</text:p>
            <text:p text:style-name="P17"><text:span text:style-name="T3">Check </text:span><text:a xlink:type="simple" xlink:href="../Button.xml"><text:span text:style-name="Source_20_Text"><text:span text:style-name="T3">Button</text:span></text:span></text:a><text:span text:style-name="T3"> to know more.</text:span></text:p>
            <text:p text:style-name="P17"><text:span text:style-name="T5">Values </text:span><text:span text:style-name="T3">: </text:span><text:span text:style-name="Source_20_Text"><text:span text:style-name="T3">normal|reverse</text:span></text:span></text:p>
          </table:table-cell>
          <table:table-cell table:style-name="Table1.A2" office:value-type="string">
            <text:p text:style-name="P16"><text:span text:style-name="Source_20_Text">String</text:span></text:p>
          </table:table-cell>
          <table:table-cell table:style-name="Table1.D2" office:value-type="string">
            <text:p text:style-name="P16"><text:span text:style-name="Source_20_Text"><text:span text:style-name="T3">normal</text:span></text:span></text:p>
          </table:table-cell>
        </table:table-row>
        <table:table-row>
          <table:table-cell table:style-name="Table1.A2" office:value-type="string">
            <text:p text:style-name="P16"><text:span text:style-name="Source_20_Text">href</text:span></text:p>
          </table:table-cell>
          <table:table-cell table:style-name="Table1.A2" office:value-type="string">
            <text:p text:style-name="P18"><text:span text:style-name="T4">Sets the href, </text:span>If <text:span text:style-name="Source_20_Text">null, </text:span>the button has no function unless you specify the onClick handler. If has value, button will render as a HTML A tag.</text:p>
          </table:table-cell>
          <table:table-cell table:style-name="Table1.A2" office:value-type="string">
            <text:p text:style-name="P16"><text:span text:style-name="Source_20_Text">String</text:span></text:p>
          </table:table-cell>
          <table:table-cell table:style-name="Table1.D2" office:value-type="string">
            <text:p text:style-name="P16"><text:span text:style-name="Source_20_Text">&lt;null&gt;</text:span></text:p>
          </table:table-cell>
        </table:table-row>
        <table:table-row table:style-name="Table1.4">
          <table:table-cell table:style-name="Table1.A2" office:value-type="string">
            <text:p text:style-name="P16"><text:span text:style-name="Source_20_Text">ori</text:span><text:span text:style-name="Source_20_Text"><text:span text:style-name="T3">ent</text:span></text:span></text:p>
          </table:table-cell>
          <table:table-cell table:style-name="Table1.B4" office:value-type="string">
            <text:p text:style-name="P3">Sets the ori<text:span text:style-name="T3">ent.</text:span></text:p>
            <text:p text:style-name="P3"><text:span text:style-name="T3">Check </text:span><text:a xlink:type="simple" xlink:href="../Button.xml"><text:span text:style-name="Source_20_Text"><text:span text:style-name="T3">Button</text:span></text:span></text:a><text:span text:style-name="T3"> to know more.</text:span></text:p>
            <text:p text:style-name="P3"><text:span text:style-name="T5">Values</text:span><text:span text:style-name="T3"> : </text:span><text:span text:style-name="Source_20_Text"><text:span text:style-name="T3">horizontal|vertical</text:span></text:span></text:p>
          </table:table-cell>
          <table:table-cell table:style-name="Table1.A2" office:value-type="string">
            <text:p text:style-name="P16"><text:span text:style-name="Source_20_Text">String</text:span></text:p>
          </table:table-cell>
          <table:table-cell table:style-name="Table1.D2" office:value-type="string">
            <text:p text:style-name="P16"><text:span text:style-name="Source_20_Text">horizontal </text:span></text:p>
          </table:table-cell>
        </table:table-row>
        <table:table-row table:style-name="Table1.4">
          <table:table-cell table:style-name="Table1.A2" office:value-type="string">
            <text:p text:style-name="P16"><text:span text:style-name="Source_20_Text">target</text:span></text:p>
          </table:table-cell>
          <table:table-cell table:style-name="Table1.B4" office:value-type="string">
            <text:p text:style-name="P3">Sets the target frame or window, this attribute works when <text:span text:style-name="Source_20_Text">href </text:span>not null </text:p>
          </table:table-cell>
          <table:table-cell table:style-name="Table1.A2" office:value-type="string">
            <text:p text:style-name="P16"><text:span text:style-name="Source_20_Text">String</text:span></text:p>
          </table:table-cell>
          <table:table-cell table:style-name="Table1.D2" office:value-type="string">
            <text:p text:style-name="P16"><text:span text:style-name="Source_20_Text">&lt;null&gt;</text:span></text:p>
          </table:table-cell>
        </table:table-row>
      </table:table>
      <text:p text:style-name="P13"/>
      <text:h text:style-name="P10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</text:span></text:p>
          </table:table-cell>
          <table:table-cell table:style-name="Table3.A2" office:value-type="string">
            <text:p text:style-name="Table_20_Contents">Check Is this com<text:span text:style-name="T3">ponent allow children.</text:span></text:p>
          </table:table-cell>
          <table:table-cell table:style-name="Table3.A2" office:value-type="string">
            <text:p text:style-name="Table_20_Contents"><text:span text:style-name="Source_20_Text">boolean</text:span></text:p>
          </table:table-cell>
          <table:table-cell table:style-name="Table3.D2" office:value-type="string">
            <text:p text:style-name="Table_20_Contents"><text:span text:style-name="Source_20_Text">false</text:span></text:p>
          </table:table-cell>
        </table:table-row>
      </table:table>
      <text:p text:style-name="P11"/>
      <text:h text:style-name="P10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>
          <table:table-cell table:style-name="Table2.A2" office:value-type="string">
            <text:p text:style-name="P8"><text:a xlink:type="simple" xlink:href="../ImageLabelElement.xml"><text:span text:style-name="Source_20_Text">org.zkoss.zul.impl.ImageLabelElement</text:span></text:a></text:p>
          </table:table-cell>
        </table:table-row>
        <table:table-row>
          <table:table-cell table:style-name="Table2.A2" office:value-type="string">
            <text:p text:style-name="P8"><text:a xlink:type="simple" xlink:href="../LabelElement.xml"><text:span text:style-name="Source_20_Text">org.zkoss.zul.impl.LabelElement</text:span></text:a></text:p>
          </table:table-cell>
        </table:table-row>
        <table:table-row>
          <table:table-cell table:style-name="Table2.A2" office:value-type="string">
            <text:p text:style-name="P8"><text:a xlink:type="simple" xlink:href="../XulElement.xml"><text:span text:style-name="Source_20_Text">org.zkoss.zul.imp.XulElement</text:span></text:a></text:p>
          </table:table-cell>
        </table:table-row>
        <table:table-row table:style-name="Table2.5">
          <table:table-cell table:style-name="Table2.A2" office:value-type="string">
            <text:p text:style-name="P8"><text:s/><text:a xlink:type="simple" xlink:href="../HtmlBasedComponent.xml"><text:span text:style-name="Source_20_Text">org.zkoss.zk.ui.HtmlBasedComponent</text:span></text:a> </text:p>
          </table:table-cell>
        </table:table-row>
        <table:table-row table:style-name="Table2.5">
          <table:table-cell table:style-name="Table2.A2" office:value-type="string">
            <text:p text:style-name="P8"><text:s/><text:a xlink:type="simple" xlink:href="../AbstractComponent.xml"><text:span text:style-name="Source_20_Text">org.zkoss.zk.ui.AbstractComponent </text:span></text:a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05T10:30:22</dc:date>
    <meta:print-date>2007-09-03T09:33:50</meta:print-date>
    <dc:language>en-US</dc:language>
    <meta:editing-cycles>101</meta:editing-cycles>
    <meta:editing-duration>PT6H24M6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75" meta:word-count="284" meta:character-count="2210"/>
  </office:meta>
</office:document-meta>
</file>